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e.setDefault( java . util . Loca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cale.getISOCount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cale.getDisplayCou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cale.Locale( java . lang . String var0 , java . lang . String var1 , java . lang . String var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cale.getVaria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cale.getDe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cale.getISO3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cale.getDisplay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cale.getAvailableLoca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cale.getDisplayLanguage( java . util . Loca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cale.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cale.getDisplayVaria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cale.equals( java . lang . Object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cale.Locale( java . lang . String var0 , java . lang . String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cale.getISOLanguag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cale.getDisplay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cal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cale.getDisplayVariant( java . util . Loca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cale.clo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cale.getLangu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cale.getDisplayCountry( java . util . Loca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cale.getCou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cale.getISO3Coun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Locale.getDisplayName( java . util . Locale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